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Outlined_20_Red">
      <style:graphic-properties draw:marker-end="Arrow" draw:marker-end-width="0.3cm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6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cc00" fo:font-size="14pt" style:font-size-asian="14pt" style:font-size-complex="14pt"/>
    </style:style>
    <style:style style:name="T4" style:family="text">
      <style:text-properties fo:color="#0000ff" fo:font-size="14pt" style:font-size-asian="14pt" style:font-size-complex="14pt"/>
    </style:style>
    <style:style style:name="T5" style:family="text">
      <style:text-properties fo:color="#0000ff" style:text-position="0% 100%" style:font-name="Liberation Serif1" fo:font-size="12pt" fo:font-style="normal" fo:font-weight="bold"/>
    </style:style>
    <style:style style:name="T6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</text:span><text:span text:style-name="T3">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</text:span><text:span text:style-name="T4">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In cas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Acquistato /</text:span></text:p>
          <text:p text:style-name="P1"><text:span text:style-name="T2">Non dis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/>
        </draw:connector>
        <draw:connector draw:style-name="gr7" draw:text-style-name="P3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7" draw:text-style-name="P3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7" draw:text-style-name="P3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7" draw:text-style-name="P3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7" draw:text-style-name="P3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7" draw:text-style-name="P3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7" draw:text-style-name="P3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8" draw:text-style-name="P4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7" draw:text-style-name="P3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7" draw:text-style-name="P3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9" draw:text-style-name="P5" draw:layer="layout" svg:width="0.748cm" svg:height="0.962cm" svg:x="4.112cm" svg:y="0.461cm">
          <draw:text-box>
            <text:p><text:span text:style-name="T5">A</text:span></text:p>
          </draw:text-box>
        </draw:frame>
        <draw:frame draw:style-name="gr10" draw:text-style-name="P5" draw:layer="layout" svg:width="0.001cm" svg:height="0.962cm" svg:x="4.812cm" svg:y="2.061cm">
          <draw:text-box>
            <text:p><text:span text:style-name="T5">B</text:span></text:p>
          </draw:text-box>
        </draw:frame>
        <draw:frame draw:style-name="gr11" draw:text-style-name="P5" draw:layer="layout" svg:width="0.8cm" svg:height="0.962cm" svg:x="3.512cm" svg:y="2.561cm">
          <draw:text-box>
            <text:p><text:span text:style-name="T5">C</text:span></text:p>
          </draw:text-box>
        </draw:frame>
        <draw:frame draw:style-name="gr11" draw:text-style-name="P5" draw:layer="layout" svg:width="0.769cm" svg:height="0.962cm" svg:x="1.612cm" svg:y="2.561cm">
          <draw:text-box>
            <text:p><text:span text:style-name="T5">D</text:span></text:p>
          </draw:text-box>
        </draw:frame>
        <draw:frame draw:style-name="gr9" draw:text-style-name="P5" draw:layer="layout" svg:width="0.748cm" svg:height="0.962cm" svg:x="10.212cm" svg:y="0.323cm">
          <draw:text-box>
            <text:p><text:span text:style-name="T5">E</text:span></text:p>
          </draw:text-box>
        </draw:frame>
        <draw:frame draw:style-name="gr12" draw:text-style-name="P6" draw:layer="layout" svg:width="0.726cm" svg:height="0.962cm" svg:x="11.986cm" svg:y="4.823cm">
          <draw:text-box>
            <text:p><text:span text:style-name="T6">F</text:span></text:p>
          </draw:text-box>
        </draw:frame>
        <draw:frame draw:style-name="gr13" draw:text-style-name="P5" draw:layer="layout" svg:width="0.79cm" svg:height="0.962cm" svg:x="4.512cm" svg:y="8.023cm">
          <draw:text-box>
            <text:p><text:span text:style-name="T5">G</text:span></text:p>
          </draw:text-box>
        </draw:frame>
        <draw:frame draw:style-name="gr11" draw:text-style-name="P5" draw:layer="layout" svg:width="0.769cm" svg:height="0.962cm" svg:x="7.712cm" svg:y="7.361cm">
          <draw:text-box>
            <text:p><text:span text:style-name="T5">H</text:span></text:p>
          </draw:text-box>
        </draw:frame>
        <draw:frame draw:style-name="gr14" draw:text-style-name="P5" draw:layer="layout" svg:width="0.604cm" svg:height="0.962cm" svg:x="1.908cm" svg:y="5.423cm">
          <draw:text-box>
            <text:p><text:span text:style-name="T5">I</text:span></text:p>
          </draw:text-box>
        </draw:frame>
        <draw:frame draw:style-name="gr15" draw:text-style-name="P5" draw:layer="layout" svg:width="0.688cm" svg:height="0.962cm" svg:x="6.312cm" svg:y="5.461cm">
          <draw:text-box>
            <text:p><text:span text:style-name="T5">J</text:span></text:p>
          </draw:text-box>
        </draw:frame>
        <draw:frame draw:style-name="gr9" draw:text-style-name="P5" draw:layer="layout" svg:width="0.748cm" svg:height="0.962cm" svg:x="7.512cm" svg:y="5.123cm">
          <draw:text-box>
            <text:p><text:span text:style-name="T5">K</text:span></text:p>
          </draw:text-box>
        </draw:frame>
        <draw:connector draw:style-name="gr16" draw:text-style-name="P7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9" draw:text-style-name="P5" draw:layer="layout" svg:width="0.748cm" svg:height="0.962cm" svg:x="7.164cm" svg:y="1.923cm">
          <draw:text-box>
            <text:p><text:span text:style-name="T5">L</text:span></text:p>
          </draw:text-box>
        </draw:frame>
        <draw:connector draw:style-name="gr16" draw:text-style-name="P7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9" draw:text-style-name="P5" draw:layer="layout" svg:width="0.748cm" svg:height="0.962cm" svg:x="9.112cm" svg:y="3.461cm">
          <draw:text-box>
            <text:p><text:span text:style-name="T5">M</text:span></text:p>
          </draw:text-box>
        </draw:frame>
        <draw:connector draw:style-name="gr16" draw:text-style-name="P7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9" draw:text-style-name="P5" draw:layer="layout" svg:width="0.748cm" svg:height="0.962cm" svg:x="4.264cm" svg:y="3.961cm">
          <draw:text-box>
            <text:p><text:span text:style-name="T5">N</text:span></text:p>
          </draw:text-box>
        </draw:frame>
        <draw:connector draw:style-name="gr16" draw:text-style-name="P7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3" draw:text-style-name="P5" draw:layer="layout" svg:width="0.79cm" svg:height="0.962cm" svg:x="1.722cm" svg:y="8.323cm">
          <draw:text-box>
            <text:p><text:span text:style-name="T5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37:00.993291510</dc:date>
    <meta:editing-duration>PT1H23M30S</meta:editing-duration>
    <meta:editing-cycles>11</meta:editing-cycles>
    <meta:generator>LibreOffice/6.1.5.1$Linux_X86_64 LibreOffice_project/10$Build-1</meta:generator>
    <meta:document-statistic meta:object-count="37"/>
  </office:meta>
</office:document-meta>
</file>